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4.83cm" fo:min-width="6.168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4.83cm" fo:min-width="8.708cm"/>
      <style:paragraph-properties style:writing-mode="lr-tb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4.83cm" fo:min-width="6.802cm"/>
      <style:paragraph-properties style:writing-mode="lr-tb"/>
    </style:style>
    <style:style style:name="gr4" style:family="graphic" style:parent-style-name="standard">
      <style:graphic-properties draw:fill-color="#e0c2cd" draw:textarea-horizontal-align="justify" draw:textarea-vertical-align="middle" draw:auto-grow-height="false" fo:min-height="0.226cm" fo:min-width="18.947cm"/>
    </style:style>
    <style:style style:name="P1" style:family="paragraph">
      <style:paragraph-properties fo:text-align="center"/>
      <style:text-properties style:font-name="Bitstream Vera Sans Mono" fo:font-weight="bold"/>
    </style:style>
    <style:style style:name="P2" style:family="paragraph">
      <loext:graphic-properties draw:fill-color="#dee6ef"/>
      <style:paragraph-properties fo:text-align="center"/>
      <style:text-properties style:font-name="Bitstream Vera Sans Mono" fo:font-weight="bold"/>
    </style:style>
    <style:style style:name="P3" style:family="paragraph">
      <loext:graphic-properties draw:fill-color="#e0c2cd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Bitstream Vera Sans Mono" fo:font-weight="bold"/>
    </style:style>
    <style:style style:name="T3" style:family="text">
      <style:text-properties style:font-name="Bitstream Vera Sans Mono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Bitstream Vera Sans Mono" style:text-underline-style="solid" style:text-underline-width="auto" style:text-underline-color="font-color" fo:font-weight="bold" style:font-weight-asian="normal" style:font-weight-complex="normal"/>
    </style:style>
    <style:style style:name="T6" style:family="text">
      <style:text-properties style:font-name="Bitstream Vera Sans Mono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68cm" svg:height="5.08cm" svg:x="1.317cm" svg:y="3.222cm">
          <text:p text:style-name="P1"><text:span text:style-name="T1">Laptop</text:span></text:p>
          <text:p text:style-name="P1"><text:span text:style-name="T2"/></text:p>
          <text:p text:style-name="P1"><text:span text:style-name="T3">Develop, </text:span></text:p>
          <text:p text:style-name="P1"><text:span text:style-name="T3">debug </text:span></text:p>
          <text:p text:style-name="P1"><text:span text:style-name="T3">with small </text:span></text:p>
          <text:p text:style-name="P1"><text:span text:style-name="T3">data size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208cm" svg:height="5.08cm" svg:x="8.937cm" svg:y="3.222cm">
          <text:p text:style-name="P1"><text:span text:style-name="T5">Dev/Staging Cluster</text:span></text:p>
          <text:p text:style-name="P1"><text:span text:style-name="T5"/></text:p>
          <text:p text:style-name="P1"><text:span text:style-name="T6">Further develop,</text:span></text:p>
          <text:p text:style-name="P1"><text:span text:style-name="T6"><text:s/></text:span><text:span text:style-name="T6">debug with larger data </text:span></text:p>
          <text:p text:style-name="P1"><text:span text:style-name="T6">size.</text:span></text:p>
          <text:p text:style-name="P1"><text:span text:style-name="T6">Fix scalability issues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302cm" svg:height="5.08cm" svg:x="19.415cm" svg:y="3.222cm">
          <text:p text:style-name="P1"><text:span text:style-name="T5">Production Cluster</text:span></text:p>
          <text:p text:style-name="P1"><text:span text:style-name="T5"/></text:p>
          <text:p text:style-name="P1"><text:span text:style-name="T6">Deploy on </text:span></text:p>
          <text:p text:style-name="P1"><text:span text:style-name="T6">production.</text:span></text:p>
          <text:p text:style-name="P1"><text:span text:style-name="T6">High-Five!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2.225cm" svg:height="0.952cm" svg:x="3.54cm" svg:y="9.255cm">
          <text:p/>
          <draw:enhanced-geometry svg:viewBox="0 0 21600 21600" draw:text-areas="0 ?f0 ?f5 ?f2" draw:type="right-arrow" draw:modifiers="19919.6976513993 5620.986358866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02T10:56:50.559481821</meta:creation-date>
    <dc:date>2021-03-02T11:03:28.900824324</dc:date>
    <meta:editing-duration>PT6M38S</meta:editing-duration>
    <meta:editing-cycles>1</meta:editing-cycles>
    <meta:generator>LibreOffice/7.0.3.1$Linux_X86_64 LibreOffice_project/00$Build-1</meta:generator>
    <meta:document-statistic meta:object-count="4"/>
  </office:meta>
</office:document-meta>
</file>